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d4dfe" officeooo:paragraph-rsid="001d4dfe"/>
    </style:style>
    <style:style style:name="P2" style:family="paragraph" style:parent-style-name="Text_20_body" style:list-style-name="L3">
      <style:text-properties officeooo:rsid="001d4dfe" officeooo:paragraph-rsid="001d4dfe"/>
    </style:style>
    <style:style style:name="P3" style:family="paragraph" style:parent-style-name="Text_20_body" style:list-style-name="L4">
      <style:text-properties officeooo:rsid="001d4dfe" officeooo:paragraph-rsid="001d4dfe"/>
    </style:style>
    <style:style style:name="P4" style:family="paragraph" style:parent-style-name="Text_20_body" style:list-style-name="L5">
      <style:text-properties officeooo:rsid="001d4dfe" officeooo:paragraph-rsid="001d4dfe"/>
    </style:style>
    <style:style style:name="P5" style:family="paragraph" style:parent-style-name="Text_20_body" style:list-style-name="L6">
      <style:text-properties officeooo:rsid="001d4dfe" officeooo:paragraph-rsid="001d4dfe"/>
    </style:style>
    <style:style style:name="P6" style:family="paragraph" style:parent-style-name="Heading_20_2">
      <style:text-properties officeooo:rsid="001d4dfe" officeooo:paragraph-rsid="001d4d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vice observation</text:h>
      <text:h text:style-name="Heading_20_2" text:outline-level="2">Outsider</text:h>
      <text:list xml:id="list581862856633008590" text:style-name="L2">
        <text:list-item>
          <text:p text:style-name="P1">Unfamiliar words – concepts are unfamiliar</text:p>
        </text:list-item>
      </text:list>
      <text:h text:style-name="P6" text:outline-level="2">Building</text:h>
      <text:list xml:id="list6238712919244682067" text:style-name="L3">
        <text:list-item>
          <text:p text:style-name="P2">Table must be important</text:p>
        </text:list-item>
        <text:list-item>
          <text:p text:style-name="P2">1 to Many – instructional or leader/follower set-up clear</text:p>
        </text:list-item>
        <text:list-item>
          <text:p text:style-name="P2">Organist seems important</text:p>
        </text:list-item>
      </text:list>
      <text:h text:style-name="P6" text:outline-level="2">Community</text:h>
      <text:list xml:id="list5421634652146747975" text:style-name="L4">
        <text:list-item>
          <text:p text:style-name="P3">Mobility not necessary – even standing/sitting</text:p>
        </text:list-item>
        <text:list-item>
          <text:p text:style-name="P3">1 to Many</text:p>
        </text:list-item>
        <text:list-item>
          <text:p text:style-name="P3">responses show some participation</text:p>
        </text:list-item>
      </text:list>
      <text:h text:style-name="P6" text:outline-level="2">Ministry</text:h>
      <text:list xml:id="list4224638542485902953" text:style-name="L5">
        <text:list-item>
          <text:p text:style-name="P4">Uniform and position distinguish priest</text:p>
        </text:list-item>
        <text:list-item>
          <text:p text:style-name="P4">Reader has some position – not for one reading however</text:p>
        </text:list-item>
      </text:list>
      <text:h text:style-name="Heading_20_2" text:outline-level="2">Worship</text:h>
      <text:list xml:id="list8852653186856073519" text:style-name="L6">
        <text:list-item>
          <text:p text:style-name="P5">Singing</text:p>
        </text:list-item>
        <text:list-item>
          <text:p text:style-name="P5">choral recitation</text:p>
        </text:list-item>
        <text:list-item>
          <text:p text:style-name="P5">attitude to place (table), bread &amp; wine, leader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02:20.892000000</meta:creation-date>
    <dc:date>2015-11-17T16:11:40.274000000</dc:date>
    <meta:editing-duration>PT9M23S</meta:editing-duration>
    <meta:editing-cycles>1</meta:editing-cycles>
    <meta:document-statistic meta:table-count="0" meta:image-count="0" meta:object-count="0" meta:page-count="1" meta:paragraph-count="19" meta:word-count="77" meta:character-count="470" meta:non-whitespace-character-count="420"/>
    <meta:generator>LibreOffice/4.4.5.2$Windows_x86 LibreOffice_project/a22f674fd25a3b6f45bdebf25400ed2adff0ff99</meta:generator>
  </office:meta>
</office:document-meta>
</file>